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00000039D792E31F5F4785F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6.94cm" svg:x="1.159cm" svg:y="1cm">
          <draw:image xlink:href="Pictures/10000000000004D00000039D792E31F5F4785F8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6T10:53:59.186000000</meta:creation-date>
    <dc:date>2023-08-16T10:55:00.513000000</dc:date>
    <meta:editing-duration>PT1M1S</meta:editing-duration>
    <meta:editing-cycles>1</meta:editing-cycles>
    <meta:document-statistic meta:object-count="1"/>
    <meta:generator>LibreOffice/7.0.6.2$Windows_X86_64 LibreOffice_project/144abb84a525d8e30c9dbbefa69cbbf2d8d4ae3b</meta:generator>
  </office:meta>
</office:document-meta>
</file>